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4643" officeooo:paragraph-rsid="00164643"/>
    </style:style>
    <style:style style:name="P2" style:family="paragraph" style:parent-style-name="Standard">
      <style:text-properties officeooo:rsid="00164643" officeooo:paragraph-rsid="001819d4"/>
    </style:style>
    <style:style style:name="P3" style:family="paragraph" style:parent-style-name="Standard">
      <style:text-properties officeooo:rsid="001819d4" officeooo:paragraph-rsid="001819d4"/>
    </style:style>
    <style:style style:name="T1" style:family="text">
      <style:text-properties officeooo:rsid="001819d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.D.S.I.S.A.</text:p>
      <text:p text:style-name="P1"/>
      <text:p text:style-name="P1">furgonetas</text:p>
      <text:p text:style-name="P1"><text:tab/>dar de alta furgoneta</text:p>
      <text:p text:style-name="P1"><text:tab/>dar de baja furgoneta</text:p>
      <text:p text:style-name="P1"><text:tab/>disponibilidad furgoneta</text:p>
      <text:p text:style-name="P1"><text:tab/>asignar conductor</text:p>
      <text:p text:style-name="P1"><text:tab/>asignar ruta</text:p>
      <text:p text:style-name="P1"><text:tab/>asignar paquete</text:p>
      <text:p text:style-name="P1"><text:tab/><text:span text:style-name="T1">modificar furgonETAs</text:span></text:p>
      <text:p text:style-name="P1"><text:tab/><text:span text:style-name="T1">consultar estado</text:span></text:p>
      <text:p text:style-name="P1"><text:tab/><text:span text:style-name="T1">consultar furgonETA</text:span></text:p>
      <text:p text:style-name="P1"><text:tab/></text:p>
      <text:p text:style-name="P1">empleados</text:p>
      <text:p text:style-name="P1"><text:tab/>despedir</text:p>
      <text:p text:style-name="P1"><text:tab/>contratar</text:p>
      <text:p text:style-name="P1"><text:tab/>consultar info empleado</text:p>
      <text:p text:style-name="P1"><text:tab/>asignar furgoneta</text:p>
      <text:p text:style-name="P1"><text:tab/>registrar entrada</text:p>
      <text:p text:style-name="P1"><text:tab/>registrar salida</text:p>
      <text:p text:style-name="P3"><text:tab/>modificar datos<text:line-break/><text:tab/>cambiar disponibilidad</text:p>
      <text:p text:style-name="P2"><text:tab/><text:span text:style-name="T1">asigno ruta</text:span></text:p>
      <text:p text:style-name="P2"><text:tab/><text:span text:style-name="T1">consultar estado conductor</text:span><text:tab/></text:p>
      <text:p text:style-name="P1"/>
      <text:p text:style-name="P1">clientes</text:p>
      <text:p text:style-name="P1"><text:tab/>registro</text:p>
      <text:p text:style-name="P1"><text:tab/>pedir envío</text:p>
      <text:p text:style-name="P1"><text:tab/>valorar pedido</text:p>
      <text:p text:style-name="P1"><text:tab/>elegir envío</text:p>
      <text:p text:style-name="P1"><text:tab/>consultar estado envío</text:p>
      <text:p text:style-name="P1"><text:tab/><text:span text:style-name="T1">recoger paquete<text:line-break/><text:tab/>recibir paquete</text:span><text:tab/></text:p>
      <text:p text:style-name="P1"/>
      <text:p text:style-name="P1">pa<text:span text:style-name="T1">k</text:span>et</text:p>
      <text:p text:style-name="P1"><text:tab/>asignar furgoneta</text:p>
      <text:p text:style-name="P1"><text:tab/>asignar destino</text:p>
      <text:p text:style-name="P1"><text:tab/>asignar origen</text:p>
      <text:p text:style-name="P1"><text:tab/><text:span text:style-name="T1">confirmar recepción</text:span></text:p>
      <text:p text:style-name="P1"><text:tab/><text:span text:style-name="T1">actualizar (geolocalización) posición</text:span></text:p>
      <text:p text:style-name="P1"><text:tab/><text:span text:style-name="T1">no hay na’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8:52:11.223232635</meta:creation-date>
    <dc:date>2018-09-26T19:23:28.794733595</dc:date>
    <meta:editing-duration>PT37S</meta:editing-duration>
    <meta:editing-cycles>1</meta:editing-cycles>
    <meta:document-statistic meta:table-count="0" meta:image-count="0" meta:object-count="0" meta:page-count="1" meta:paragraph-count="36" meta:word-count="75" meta:character-count="619" meta:non-whitespace-character-count="544"/>
    <meta:generator>LibreOffice/6.0.3.2$Linux_X86_64 LibreOffice_project/00m0$Build-2</meta:generator>
  </office:meta>
</office:document-meta>
</file>